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style:style>
    <style:style style:name="P5"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6" style:family="paragraph" style:parent-style-name="Standard">
      <style:text-properties fo:background-color="#ffff00"/>
    </style:style>
    <style:style style:name="P7" style:family="paragraph" style:parent-style-name="Standard">
      <style:text-properties fo:color="#008000" style:font-name="Courier New"/>
    </style:style>
    <style:style style:name="P8" style:family="paragraph" style:parent-style-name="Standard">
      <style:text-properties fo:color="#000000" style:font-name="Courier New" fo:font-size="12pt" style:font-size-asian="12pt" style:font-size-complex="12pt"/>
    </style:style>
    <style:style style:name="P9" style:family="paragraph" style:parent-style-name="Standard">
      <style:text-properties style:font-name="Times New Roman" fo:font-size="12pt" style:text-underline-style="solid" style:text-underline-width="auto" style:text-underline-color="font-color" style:font-size-asian="12pt" style:font-size-complex="12pt"/>
    </style:style>
    <style:style style:name="P10" style:family="paragraph" style:parent-style-name="Preformatted_20_Text">
      <style:text-properties style:text-underline-style="none"/>
    </style:style>
    <style:style style:name="P11" style:family="paragraph" style:parent-style-name="Preformatted_20_Text">
      <style:text-properties fo:color="#008000" style:text-underline-style="none"/>
    </style:style>
    <style:style style:name="P12" style:family="paragraph" style:parent-style-name="Preformatted_20_Text">
      <style:text-properties style:font-name="Times New Roman" fo:font-size="12pt" style:text-underline-style="none" style:font-size-asian="12pt" style:font-size-complex="12pt"/>
    </style:style>
    <style:style style:name="P13" style:family="paragraph" style:parent-style-name="Standard" style:list-style-name="L1"/>
    <style:style style:name="P14" style:family="paragraph" style:parent-style-name="Standard">
      <style:text-properties style:text-underline-style="solid" style:text-underline-width="auto" style:text-underline-color="font-color"/>
    </style:style>
    <style:style style:name="P15" style:family="paragraph" style:parent-style-name="Standard">
      <style:text-properties style:font-name="Courier New"/>
    </style:style>
    <style:style style:name="P16" style:family="paragraph" style:parent-style-name="Standard">
      <style:text-properties fo:color="#000000" style:font-name="Courier New"/>
    </style:style>
    <style:style style:name="P17" style:family="paragraph" style:parent-style-name="Text_20_body" style:list-style-name="L1"/>
    <style:style style:name="P18" style:family="paragraph" style:parent-style-name="Text_20_body" style:list-style-name="L1">
      <style:paragraph-properties fo:margin-top="0cm" fo:margin-bottom="0cm"/>
      <style:text-properties fo:background-color="#ffff00"/>
    </style:style>
    <style:style style:name="P19" style:family="paragraph" style:parent-style-name="Preformatted_20_Text">
      <style:text-properties style:text-underline-style="none"/>
    </style:style>
    <style:style style:name="P20" style:family="paragraph" style:parent-style-name="Preformatted_20_Text">
      <style:text-properties style:font-name="Times New Roman" fo:font-size="12pt" style:font-size-asian="12pt" style:font-size-complex="12pt"/>
    </style:style>
    <style:style style:name="P21" style:family="paragraph" style:parent-style-name="Preformatted_20_Text">
      <style:text-properties fo:color="#008000"/>
    </style:style>
    <style:style style:name="P22" style:family="paragraph" style:parent-style-name="Preformatted_20_Text">
      <style:text-properties fo:color="#000000"/>
    </style:style>
    <style:style style:name="P2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fo:background-color="#ffcc99" style:font-weight-asian="bold" style:font-weight-complex="bold"/>
    </style:style>
    <style:style style:name="T6" style:family="text">
      <style:text-properties style:text-underline-style="solid" style:text-underline-width="auto" style:text-underline-color="font-color" fo:background-color="#ffcc99"/>
    </style:style>
    <style:style style:name="T7" style:family="text">
      <style:text-properties fo:color="#008000"/>
    </style:style>
    <style:style style:name="T8" style:family="text">
      <style:text-properties fo:background-color="#ffff00"/>
    </style:style>
    <style:style style:name="T9" style:family="text">
      <style:text-properties fo:font-weight="bold" fo:background-color="#ffcc99" style:font-weight-asian="bold" style:font-weight-complex="bold"/>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fo:font-size="12pt" style:font-size-asian="12pt" style:font-size-complex="12pt"/>
    </style:style>
    <style:style style:name="T13" style:family="text">
      <style:text-properties fo:color="#000000"/>
    </style:style>
    <style:style style:name="T14" style:family="text">
      <style:text-properties fo:color="#000000" style:font-name="Courier New" fo:font-size="12pt" style:font-size-asian="12pt" style:font-size-complex="12pt"/>
    </style:style>
    <style:style style:name="T15" style:family="text">
      <style:text-properties fo:color="#000000" style:text-underline-style="solid" style:text-underline-width="auto" style:text-underline-color="font-color" fo:font-weight="bold" fo:background-color="#ffcc99" style:font-weight-asian="bold" style:font-weight-complex="bold"/>
    </style:style>
    <style:style style:name="T16" style:family="text">
      <style:text-properties fo:background-color="transparent"/>
    </style:style>
    <style:style style:name="T17" style:family="text">
      <style:text-properties fo:background-color="#ffcc99"/>
    </style:style>
    <style:style style:name="T18"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CS101_-_Unit_4_Homework"/>CS101 - Unit 4 Homework</text:p>
      <text:p text:style-name="Standard"/>
      <text:p text:style-name="Standard"><text:bookmark text:name="Question_1_.2BIBM_Data_Structures"/><text:bookmark text:name="line-2"/><text:span text:style-name="T5">Question 1 – Data Structures</text:span>: One thing many search engines do is keep track of the number of <text:tab/>times a searcher clicks on each link. This is useful for improving ranking results (which we <text:tab/>will talk about in Unit 6). <text:s/>Suppose we want to modify our index to keep a count of the <text:tab/>number of times a user clicks on each URL. Which data structure would be a good way to <text:tab/>represent the index? </text:p>
      <text:p text:style-name="Standard"><text:bookmark text:name="line-1"/><text:bookmark text:name="line-9"/><text:bookmark text:name="line-8"/><text:tab/><text:tab/>[ [ keyword, [ url, url, url, … ], count ], [ keyword, [ url, url, url, … ], count ], … ]<office:annotation><dc:creator>Unknown Author</dc:creator><dc:date>2012-06-26T18:26:17.76</dc:date><text:p text:style-name="P23"><text:span text:style-name="T18">This only gives one count pre keyword – it's better for counting the number of times people search a keyword; however, there's no count attached to individual URLs, so it doesn't give the information the question's seeking</text:span></text:p></office:annotation></text:p>
      <text:p text:style-name="P6"><text:bookmark text:name="line-1-1"/><text:bookmark text:name="line-12"/><text:bookmark text:name="line-11"/><text:bookmark text:name="line-10"/><text:tab/><text:tab/>[ [ keyword, [ [url, count], [url, count], … ] ], … ]<office:annotation><dc:creator>Unknown Author</dc:creator><dc:date>2012-06-26T18:27:47.77</dc:date><text:p text:style-name="P23"><text:span text:style-name="T18">Here, we have a count for each URL associated with a given keyword – this provides a way to rank results for a given keyword</text:span></text:p></office:annotation></text:p>
      <text:p text:style-name="Standard"><text:bookmark text:name="line-1-2"/><text:bookmark text:name="line-15"/><text:bookmark text:name="line-14"/><text:bookmark text:name="line-13"/><text:tab/><text:tab/>[ [ keyword, url, [count, count, count, ...] ], [ keyword, url, [count, count, count, <text:tab/><text:tab/><text:tab/><text:tab/>…] ], … ]<office:annotation><dc:creator>Unknown Author</dc:creator><dc:date>2012-06-26T18:28:55.77</dc:date><text:p text:style-name="P23"><text:span text:style-name="T18">This links multiple counts with a single URL – ?? </text:span></text:p></office:annotation></text:p>
      <text:p text:style-name="Standard"><text:bookmark text:name="line-1-3"/><text:bookmark text:name="line-18"/><text:bookmark text:name="line-17"/><text:bookmark text:name="line-16"/><text:tab/><text:tab/>[ [ count, keyword, [url, url, … ]], … ]<office:annotation><dc:creator>Unknown Author</dc:creator><dc:date>2012-06-26T18:29:54.77</dc:date><text:p text:style-name="P23"><text:span text:style-name="T18">This is just a reconfiguration of the first option, and it still has the same problems</text:span></text:p></office:annotation></text:p>
      <text:p text:style-name="Standard"><text:tab/>&gt;&gt; objective here is to be able to sort results by how popular the link is – option 2 is the only <text:tab/><text:tab/>one that creates a tight connection between a URL and its popularity “count”</text:p>
      <text:p text:style-name="Standard"/>
      <text:p text:style-name="Standard"><text:bookmark text:name="Question_2_.2BIBM_Ben_Bitdiddle"/><text:bookmark text:name="line-19"/><text:span text:style-name="T15">Question 2 – Ben Bitdiddle</text:span><text:bookmark text:name="line-20"/>: Ben Bitdiddle suggests changing the index code by replacing the <text:tab/>add_to_index and lookup procedures with the ones shown below the question. </text:p>
      <text:p text:style-name="Standard"><text:bookmark text:name="line-22"/><text:bookmark text:name="line-21"/></text:p>
      <text:p text:style-name="Preformatted_20_Text"><text:bookmark text:name="line-1-4"/><text:bookmark text:name="line-32"/><text:bookmark text:name="line-31"/><text:bookmark text:name="line-30"/><text:bookmark text:name="line-29"/><text:bookmark text:name="line-28"/><text:bookmark text:name="line-27"/><text:bookmark text:name="line-26"/><text:bookmark text:name="line-25"/><text:bookmark text:name="line-24"/><text:bookmark text:name="line-23"/>ADD – creates an index of keywords &amp; their assoc. URLs</text:p>
      <text:p text:style-name="Preformatted_20_Text">NEW</text:p>
      <text:p text:style-name="Preformatted_20_Text">def add_to_index(index, keyword, url):</text:p>
      <text:p text:style-name="Preformatted_20_Text"><text:bookmark text:name="line-210"/><text:s text:c="4"/>index.append([keyword, url])</text:p>
      <text:p text:style-name="Preformatted_20_Text"><text:tab/><text:span text:style-name="T7">#this eliminates the steps that determine whether the keyword already <text:tab/>#appears in the index – this means keywords will appear multiple times, <text:tab/>#each time associated with a different URL</text:span></text:p>
      <text:p text:style-name="Preformatted_20_Text">OLD</text:p>
      <text:p text:style-name="Preformatted_20_Text">def add_to_index(index, keyword, url):</text:p>
      <text:p text:style-name="Preformatted_20_Text"><text:bookmark text:name="line-2-12"/><text:s text:c="4"/>for entry in index:</text:p>
      <text:p text:style-name="Preformatted_20_Text"><text:bookmark text:name="line-3-12"/><text:s text:c="8"/>if entry[0] == keyword:</text:p>
      <text:p text:style-name="Preformatted_20_Text"><text:bookmark text:name="line-4-12"/><text:s text:c="12"/>entry[1].append(url)</text:p>
      <text:p text:style-name="Preformatted_20_Text"><text:bookmark text:name="line-5-12"/><text:s text:c="12"/>return</text:p>
      <text:p text:style-name="Preformatted_20_Text"><text:bookmark text:name="line-6-12"/><text:s text:c="2"/><text:span text:style-name="T7"><text:s text:c="2"/># not found, add new keyword to index</text:span></text:p>
      <text:p text:style-name="Preformatted_20_Text"><text:s text:c="4"/>index.append([keyword, [url]])</text:p>
      <text:p text:style-name="Preformatted_20_Text"/>
      <text:p text:style-name="Preformatted_20_Text"><text:bookmark text:name="line-33"/>LOOKUP – output should be list of URLs assoc. w/keyword</text:p>
      <text:p text:style-name="Preformatted_20_Text">NEW</text:p>
      <text:p text:style-name="Preformatted_20_Text"><text:bookmark text:name="line-41"/>def lookup(index, keyword):</text:p>
      <text:p text:style-name="Preformatted_20_Text"><text:bookmark text:name="line-51"/><text:s text:c="4"/>result = []</text:p>
      <text:p text:style-name="Preformatted_20_Text"><text:bookmark text:name="line-61"/><text:s text:c="4"/>for entry in index:</text:p>
      <text:p text:style-name="Preformatted_20_Text"><text:bookmark text:name="line-71"/><text:s text:c="8"/>if entry[0] == keyword:</text:p>
      <text:p text:style-name="Preformatted_20_Text"><text:bookmark text:name="line-81"/><text:s text:c="12"/>result.append(entry[1])</text:p>
      <text:p text:style-name="Preformatted_20_Text"><text:bookmark text:name="line-91"/><text:s text:c="4"/>return result</text:p>
      <text:p text:style-name="Preformatted_20_Text"><text:tab/><text:span text:style-name="T7">#this returns a list of URL assoc. w/a given keyword – however, because of <text:tab/>#the problem described in the comments above, it will initially barf out <text:tab/>#the single URL assoc with the first instance of a possibly repeated <text:tab/>#keyword, so instead it goes through all entries and appends URLs, <text:tab/>#creating the equivalent of the old index list</text:span></text:p>
      <text:p text:style-name="Preformatted_20_Text">OLD</text:p>
      <text:p text:style-name="Preformatted_20_Text">def lookup(index, keyword):</text:p>
      <text:p text:style-name="Preformatted_20_Text"><text:bookmark text:name="line-1015"/><text:s text:c="4"/>for entry in index:</text:p>
      <text:p text:style-name="Preformatted_20_Text"><text:bookmark text:name="line-1115"/><text:s text:c="8"/>if entry[0] == keyword:</text:p>
      <text:p text:style-name="Preformatted_20_Text"><text:bookmark text:name="line-1215"/><text:s text:c="12"/>return entry[1]</text:p>
      <text:p text:style-name="P1"><text:s text:c="4"/>return []</text:p>
      <text:p text:style-name="Standard"><text:bookmark text:name="line-331"/>This changes the structure of index, but suppose the only way we use index is by calling add_to_index and lookup. How would this affect the search engine? <text:bookmark text:name="line-35"/><text:bookmark text:name="line-34"/></text:p>
      <text:list xml:id="list37738139" text:style-name="L1">
        <text:list-item>
          <text:p text:style-name="P13">It would produce the wrong results for some lookup queries. <text:bookmark text:name="line-36"/></text:p>
        </text:list-item>
        <text:list-item>
          <text:p text:style-name="P13">It would produce the same results for all queries, but lookup would sometimes be faster than <text:soft-page-break/>the original code. <text:bookmark text:name="line-37"/></text:p>
        </text:list-item>
        <text:list-item>
          <text:p text:style-name="P18">It would produce the same results for all queries, but add_to_index would be faster and lookup would usually be slower than the original code. <text:bookmark text:name="line-38"/><office:annotation><dc:creator>Unknown Author</dc:creator><dc:date>2012-06-26T18:42:52.79</dc:date><text:p text:style-name="P23"><text:span text:style-name="T18">The changes take the work of checking for duplicates out of the ADD step and instead put the work into the LOOKUP step</text:span></text:p></office:annotation></text:p>
        </text:list-item>
        <text:list-item>
          <text:p text:style-name="P17">It would produce the same results and take the same amount of time for all queries <text:bookmark text:name="line-40"/><text:bookmark text:name="line-39"/></text:p>
        </text:list-item>
      </text:list>
      <text:p text:style-name="Standard"><text:bookmark text:name="Question_3_.2BIBM_Networking"/><text:bookmark text:name="line-57"/><text:span text:style-name="T5">Question 3 – Networking</text:span><text:span text:style-name="T1">: It</text:span> is taking too long for Udacity to upload our lecture videos to YouTube <text:tab/>because the video files are many gigabytes of data. What do we need to solve this problem? <text:bookmark text:name="line-60"/><text:bookmark text:name="line-59"/></text:p>
      <text:p text:style-name="Standard"><text:tab/><text:tab/>Higher Latency <text:bookmark text:name="line-611"/><office:annotation><dc:creator>Unknown Author</dc:creator><dc:date>2012-06-26T20:48:36.79</dc:date><text:p text:style-name="P25"><text:span text:style-name="T18">Speeding up how long it takes for each single piece to get there is a negligible help when there are many gigabytes to send</text:span></text:p></office:annotation></text:p>
      <text:p text:style-name="Standard"><text:tab/><text:tab/>Lower Latency<office:annotation><dc:creator>Unknown Author</dc:creator><dc:date>2012-06-26T20:49:16.79</dc:date><text:p text:style-name="P25"><text:span text:style-name="T18">Lower or less anything will not help here</text:span></text:p></office:annotation> <text:bookmark text:name="line-62"/></text:p>
      <text:p text:style-name="Standard"><text:tab/><text:tab/><text:span text:style-name="T8">More Bandwidth </text:span><text:bookmark text:name="line-63"/><text:span text:style-name="T8"><office:annotation><dc:creator>Unknown Author</dc:creator><dc:date>2012-06-26T20:49:29.79</dc:date><text:p text:style-name="P25"><text:span text:style-name="T18">What's needed is an increase in the amount of information that can be sent at one time – larger chunks will significantly diminish the transit time</text:span></text:p></office:annotation></text:span></text:p>
      <text:p text:style-name="Standard"><text:tab/><text:tab/>Less Bandwidth <text:bookmark text:name="line-64"/></text:p>
      <text:p text:style-name="Standard"><text:tab/><text:tab/>More colors in the videos <text:bookmark text:name="line-65"/></text:p>
      <text:p text:style-name="Standard"><text:tab/><text:tab/>Less bad hair in the videos</text:p>
      <text:p text:style-name="Standard"><text:s/></text:p>
      <text:p text:style-name="P3"><text:bookmark text:name="line-67"/><text:bookmark text:name="line-66"/>UNIT 4 CHALLENGE QUESTIONS</text:p>
      <text:p text:style-name="Standard"/>
      <text:p text:style-name="Standard"><text:bookmark text:name="Question_4_.2BIBM_Better_Splitting_.281_Gold_Star.291"/><text:span text:style-name="T6">Question 4 – Better Splitting </text:span>(1 Gold Star)<text:bookmark text:name="line-7"/><text:bookmark text:name="line-816"/><text:bookmark text:name="line-916"/><text:bookmark text:name="line-101"/><text:bookmark text:name="line-1116"/><text:bookmark text:name="line-121"/><text:bookmark text:name="line-131"/><text:bookmark text:name="line-1414"/><text:bookmark text:name="line-1514"/><text:bookmark text:name="line-1614"/><text:bookmark text:name="line-1713"/><text:bookmark text:name="line-1813"/><text:bookmark text:name="line-195"/><text:bookmark text:name="line-204"/><text:bookmark text:name="line-216"/><text:bookmark text:name="line-224"/><text:bookmark text:name="line-234"/><text:bookmark text:name="line-244"/><text:bookmark text:name="line-254"/><text:bookmark text:name="line-264"/><text:bookmark text:name="line-274"/><text:bookmark text:name="line-284"/><text:bookmark text:name="line-294"/><text:bookmark text:name="line-304"/><text:bookmark text:name="line-315"/><text:bookmark text:name="line-324"/><text:bookmark text:name="line-335"/><text:bookmark text:name="line-344"/><text:bookmark text:name="line-354"/><text:bookmark text:name="line-364"/><text:bookmark text:name="line-374"/><text:bookmark text:name="line-384"/><text:bookmark text:name="line-394"/><text:bookmark text:name="line-404"/><text:bookmark text:name="line-411"/><text:bookmark text:name="line-111"/><text:bookmark text:name="line-3"/>: The built-in &lt;string&gt;.split() procedure works</text:p>
      <text:p text:style-name="Standard"><text:bookmark text:name="line-4"/><text:tab/>okay, but fails to find all the words on a page<text:bookmark text:name="line-5"/> because it only uses whitespace to split the<text:bookmark text:name="line-6"/> <text:tab/>string. To do better, we should also use punctuation<text:bookmark text:name="line-716"/> marks to split the page into words.</text:p>
      <text:p text:style-name="Standard"/>
      <text:p text:style-name="Standard"><text:bookmark text:name="line-917"/><text:tab/>Define a procedure, split_string, that takes two<text:bookmark text:name="line-1016"/> inputs: the string to split and a string <text:tab/>containing<text:bookmark text:name="line-1117"/> all of the characters considered separators. The<text:bookmark text:name="line-1216"/> procedure should return a list of <text:tab/>strings that break<text:bookmark text:name="line-1315"/> the source string up by the characters in the splitlist.</text:p>
      <text:p text:style-name="Preformatted_20_Text"/>
      <text:p text:style-name="P10">def split_string(source,splitlist):</text:p>
      <text:p text:style-name="P10"><text:s text:c="4"/>indexes = [-1, len(source)]</text:p>
      <text:p text:style-name="P11">#indexes has an initial element of -1 because when we loop through #sorted_indexes in the "while count &lt; ..." loop below we add one to the first #index indexed value appended to [collection], so if we start from zero (which #would seem logical at first glance) we end up source from position one, rather #than from position zero we include the length of the input string because we #want to make sure that it gets all the way to the end of the string in the #"while count &lt; ..." loop below. See test case #3 – without this line, it clips #off everything after the last comma because it stops paying attention after the #splitstring elements have been dealt with however we obviously want the rest of #the string</text:p>
      <text:p text:style-name="P10"><text:s text:c="4"/>collection = []</text:p>
      <text:p text:style-name="P10"><text:s text:c="4"/>for e in splitlist:</text:p>
      <text:p text:style-name="P10"><text:s text:c="8"/>start_position = 0</text:p>
      <text:p text:style-name="P10"><text:s text:c="8"/>while e in source: </text:p>
      <text:p text:style-name="P10"><text:s text:c="12"/>position = source.find(e,start_position)<text:span text:style-name="T7">#location where separator <text:s text:c="147"/><text:tab/><text:tab/><text:tab/><text:tab/><text:tab/><text:tab/><text:tab/><text:tab/> <text:s text:c="4"/>#occurs</text:span></text:p>
      <text:p text:style-name="P10"><text:s text:c="12"/>if position == -1:</text:p>
      <text:p text:style-name="P10"><text:s text:c="16"/>break <text:span text:style-name="T7">#don't keep looking for instances past the end of the <text:tab/><text:tab/><text:tab/><text:tab/> <text:s text:c="3"/># string</text:span></text:p>
      <text:p text:style-name="P10"><text:s text:c="12"/>indexes.append(position)<text:span text:style-name="T7">#put the list up to the separator into <text:tab/><text:tab/><text:tab/> <text:s text:c="23"/>#[collection]</text:span></text:p>
      <text:p text:style-name="P10"><text:s text:c="12"/>start_position = position + 1</text:p>
      <text:p text:style-name="P10"><text:s text:c="4"/></text:p>
      <text:p text:style-name="P10"><text:s text:c="4"/>sorted_indexes = sorted(indexes)<text:span text:style-name="T7"># change [indexes] to be in numerical order</text:span></text:p>
      <text:p text:style-name="P10"/>
      <text:p text:style-name="P10"><text:s text:c="4"/>count = 0</text:p>
      <text:p text:style-name="P10"><text:s text:c="4"/>while count &lt; (len(sorted_indexes)) - 1:</text:p>
      <text:p text:style-name="P11"># we are subtracting one from the length of len(sorted_indexes) to avoid an #index out of range error when we try to use sorted_indexes[count+1] at the last #value – if it tries to reach one past that, it will give back an error</text:p>
      <text:p text:style-name="P10"><text:s text:c="8"/>new_item = source[sorted_indexes[count]+1:sorted_indexes[count+1]]</text:p>
      <text:p text:style-name="P10"><text:s text:c="8"/>if new_item != '':</text:p>
      <text:p text:style-name="P10"><text:s text:c="12"/>collection.append(new_item)</text:p>
      <text:p text:style-name="P10"><text:soft-page-break/><text:s text:c="8"/>count = count + 1</text:p>
      <text:p text:style-name="P10"><text:s text:c="4"/>return collection</text:p>
      <text:p text:style-name="P10"/>
      <text:p text:style-name="P10">out = split_string("This is a test-of the,string separation-code!"," ,!-")</text:p>
      <text:p text:style-name="P10">print out</text:p>
      <text:p text:style-name="P10">#&gt;&gt;&gt; ['This', 'is', 'a', 'test', 'of', 'the', 'string', 'separation', 'code']</text:p>
      <text:p text:style-name="P10"/>
      <text:p text:style-name="P10">out = split_string("After <text:s/>the flood <text:s text:c="2"/>... <text:s/>all the colors came out.", " .")</text:p>
      <text:p text:style-name="P10">print out</text:p>
      <text:p text:style-name="P10">#&gt;&gt;&gt; ['After', 'the', 'flood', 'all', 'the', 'colors', 'came', 'out']</text:p>
      <text:p text:style-name="P10"/>
      <text:p text:style-name="P10">out = split_string("First Name,Last Name,Street Address,City,State,Zip Code",",")</text:p>
      <text:p text:style-name="P10">print out</text:p>
      <text:p text:style-name="P10">#&gt;&gt;&gt;['First Name', 'Last Name', 'Street Address', 'City', 'State', 'Zip Code']</text:p>
      <text:p text:style-name="P12"/>
      <text:p text:style-name="P12">Answer: </text:p>
      <text:p text:style-name="P12">def split_string(source, splitlist):</text:p>
      <text:p text:style-name="P12"><text:tab/>output = []</text:p>
      <text:p text:style-name="P12"><text:tab/>atsplit = True <text:span text:style-name="T7">#at a split point</text:span><text:span text:style-name="T7"><office:annotation><dc:creator>Unknown Author</dc:creator><dc:date>2012-06-28T10:58:35.80</dc:date><text:p text:style-name="P25"><text:span text:style-name="T18">Atsplit starts off set to True – this is the step that triggers putting characters into [output]</text:span></text:p></office:annotation></text:span></text:p>
      <text:p text:style-name="P12"><text:tab/>for char in source: <text:span text:style-name="T7">#iterate through the source string by letter</text:span></text:p>
      <text:p text:style-name="P12"><text:tab/><text:tab/>if char in splitlist: <office:annotation><dc:creator>Unknown Author</dc:creator><dc:date>2012-06-28T11:02:22.80</dc:date><text:p text:style-name="P25"><text:span text:style-name="T18">This basically says “split the strings being compounded in [output] whenever you encounter a splitlist character</text:span></text:p></office:annotation></text:p>
      <text:p text:style-name="P12"><text:tab/><text:tab/><text:tab/>atsplit = True<office:annotation><dc:creator>Unknown Author</dc:creator><dc:date>2012-06-28T11:14:53.80</dc:date><text:p text:style-name="P25"><text:span text:style-name="T18">Whenever you encounter a splitlist character in the source string, reset the value of atsplit – this code then goes on to the next character and skips the append step, so it skips over the splitlist character and goes into the first “else” step, appending the next non-splitlist character and resetting the value of atsplit</text:span></text:p></office:annotation></text:p>
      <text:p text:style-name="P12"><text:tab/><text:tab/>else: </text:p>
      <text:p text:style-name="P12"><text:tab/><text:tab/><text:tab/>if atsplit: <office:annotation><dc:creator>Unknown Author</dc:creator><dc:date>2012-06-28T10:59:47.80</dc:date><text:p text:style-name="P25"><text:span text:style-name="T18">If atsplit is True, this starts putting characters into [output] and changes atsplit to False; once atsplit is false, the else step below is triggered, which “stacks” the characters into a string until the next splitting separator is hit, at which point atsplit =True (because “if char in splitlist” is true), and there's a break in the list to begin the next item (i.e., next word).</text:span></text:p></office:annotation></text:p>
      <text:p text:style-name="P12"><text:tab/><text:tab/><text:tab/><text:tab/>output.append(char)<text:span text:style-name="T7">#note that this actually appends – it starts a new <text:tab/><text:tab/><text:tab/><text:tab/><text:tab/><text:tab/> <text:tab/>#list item</text:span></text:p>
      <text:p text:style-name="P12"><text:tab/><text:tab/><text:tab/><text:tab/>atsplit = False</text:p>
      <text:p text:style-name="P12"><text:tab/><text:tab/><text:tab/>else: </text:p>
      <text:p text:style-name="P12"><text:tab/><text:tab/><text:tab/><text:tab/>output[-1] = output[-1] + char <text:span text:style-name="T7">#add character to last word – this <text:tab/><text:tab/><text:tab/><text:tab/><text:tab/><text:tab/><text:tab/><text:tab/><text:tab/>#concatenates, i.e., it builds up an <text:tab/><text:tab/><text:tab/><text:tab/><text:tab/><text:tab/><text:tab/><text:tab/><text:tab/>#existing list item</text:span></text:p>
      <text:p text:style-name="P12"><text:tab/>return output</text:p>
      <text:p text:style-name="P12"/>
      <text:p text:style-name="P12">Another Answer: </text:p>
      <text:p text:style-name="P12"><text:span text:style-name="Source_20_Text">def split_string(source,splitlist):</text:span></text:p>
      <text:p text:style-name="Preformatted_20_Text"><text:span text:style-name="Source_20_Text"><text:span text:style-name="T12"><text:s text:c="4"/>result=[]</text:span></text:span></text:p>
      <text:p text:style-name="Preformatted_20_Text"><text:span text:style-name="Source_20_Text"><text:span text:style-name="T12"><text:s text:c="4"/>for i in source:</text:span></text:span></text:p>
      <text:p text:style-name="Preformatted_20_Text"><text:span text:style-name="Source_20_Text"><text:span text:style-name="T12"><text:s text:c="8"/>if i in splitlist:</text:span></text:span></text:p>
      <text:p text:style-name="Preformatted_20_Text"><text:span text:style-name="Source_20_Text"><text:span text:style-name="T12"><text:s text:c="12"/>pos = source.index(i) <text:s/>#position of separator</text:span></text:span></text:p>
      <text:p text:style-name="Preformatted_20_Text"><text:span text:style-name="Source_20_Text"><text:span text:style-name="T12"><text:s text:c="12"/>if pos==0: <text:s text:c="2"/>#duplicate separator like ",," or "..."</text:span></text:span></text:p>
      <text:p text:style-name="Preformatted_20_Text"><text:span text:style-name="Source_20_Text"><text:span text:style-name="T12"><text:s text:c="16"/>source=source[1:] <text:s/>#update source to remove <text:tab/><text:tab/><text:tab/><text:tab/><text:tab/><text:tab/><text:tab/><text:tab/>#duplicate separator</text:span></text:span></text:p>
      <text:p text:style-name="Preformatted_20_Text"><text:span text:style-name="Source_20_Text"><text:span text:style-name="T12"><text:s text:c="12"/>else:</text:span></text:span></text:p>
      <text:p text:style-name="Preformatted_20_Text"><text:span text:style-name="Source_20_Text"><text:span text:style-name="T12"><text:s text:c="16"/>result.append(source[:pos])</text:span></text:span></text:p>
      <text:p text:style-name="Preformatted_20_Text"><text:span text:style-name="Source_20_Text"><text:span text:style-name="T12"><text:s text:c="16"/>source=source[pos+1:]</text:span></text:span></text:p>
      <text:p text:style-name="Preformatted_20_Text"><text:span text:style-name="Source_20_Text"><text:span text:style-name="T12"><text:s text:c="8"/>elif source.index(i)==len(source)-1: <text:s/>#end character of <text:tab/><text:tab/><text:tab/><text:tab/><text:tab/><text:tab/><text:tab/><text:tab/><text:tab/><text:tab/>#string</text:span></text:span></text:p>
      <text:p text:style-name="Preformatted_20_Text"><text:span text:style-name="Source_20_Text"><text:span text:style-name="T12"><text:s text:c="12"/>result.append(source)</text:span></text:span></text:p>
      <text:p text:style-name="P1"><text:span text:style-name="Source_20_Text"><text:span text:style-name="T12"><text:s text:c="4"/>return result</text:span></text:span></text:p>
      <text:p text:style-name="P12"/>
      <text:p text:style-name="P9"/>
      <text:p text:style-name="P2"/>
      <text:p text:style-name="P2"/>
      <text:p text:style-name="Standard"><text:soft-page-break/><text:span text:style-name="T6">Ques</text:span><text:bookmark text:name="line-1-6"/><text:bookmark text:name="line-172"/><text:bookmark text:name="line-171"/><text:bookmark text:name="line-170"/><text:bookmark text:name="line-169"/><text:bookmark text:name="line-168"/><text:bookmark text:name="line-167"/><text:bookmark text:name="line-166"/><text:bookmark text:name="line-165"/><text:bookmark text:name="line-164"/><text:bookmark text:name="line-163"/><text:bookmark text:name="line-162"/><text:bookmark text:name="line-161"/><text:bookmark text:name="line-160"/><text:bookmark text:name="line-159"/><text:bookmark text:name="line-158"/><text:bookmark text:name="line-157"/><text:bookmark text:name="line-156"/><text:bookmark text:name="line-155"/><text:bookmark text:name="line-154"/><text:bookmark text:name="line-153"/><text:bookmark text:name="line-152"/><text:bookmark text:name="line-151"/><text:bookmark text:name="line-150"/><text:bookmark text:name="line-149"/><text:bookmark text:name="line-148"/><text:bookmark text:name="line-147"/><text:bookmark text:name="line-146"/><text:bookmark text:name="line-145"/><text:bookmark text:name="line-144"/><text:bookmark text:name="line-143"/><text:bookmark text:name="line-142"/><text:bookmark text:name="line-141"/><text:bookmark text:name="line-140"/><text:bookmark text:name="line-139"/><text:bookmark text:name="line-138"/><text:bookmark text:name="line-137"/><text:bookmark text:name="line-136"/><text:bookmark text:name="line-135"/><text:bookmark text:name="line-134"/><text:bookmark text:name="line-133"/><text:bookmark text:name="line-132"/><text:bookmark text:name="line-1311"/><text:bookmark text:name="line-130"/><text:bookmark text:name="line-129"/><text:bookmark text:name="line-128"/><text:bookmark text:name="line-127"/><text:bookmark text:name="line-126"/><text:bookmark text:name="line-125"/><text:bookmark text:name="line-124"/><text:bookmark text:name="line-123"/><text:bookmark text:name="line-122"/><text:bookmark text:name="line-1211"/><text:bookmark text:name="line-120"/><text:bookmark text:name="line-119"/><text:bookmark text:name="line-118"/><text:bookmark text:name="line-117"/><text:bookmark text:name="line-116"/><text:bookmark text:name="line-115"/><text:bookmark text:name="line-114"/><text:bookmark text:name="line-113"/><text:bookmark text:name="line-112"/><text:bookmark text:name="line-1111"/><text:bookmark text:name="line-110"/><text:bookmark text:name="line-109"/><text:bookmark text:name="line-108"/><text:bookmark text:name="line-107"/><text:bookmark text:name="line-106"/><text:bookmark text:name="line-105"/><text:bookmark text:name="line-104"/><text:bookmark text:name="line-103"/><text:bookmark text:name="line-102"/><text:bookmark text:name="line-1011"/><text:bookmark text:name="line-100"/><text:bookmark text:name="line-99"/><text:bookmark text:name="line-98"/><text:bookmark text:name="line-97"/><text:bookmark text:name="line-96"/><text:bookmark text:name="line-95"/><text:bookmark text:name="line-94"/><text:bookmark text:name="line-93"/><text:bookmark text:name="line-92"/><text:bookmark text:name="line-911"/><text:bookmark text:name="line-90"/><text:bookmark text:name="line-89"/><text:bookmark text:name="line-88"/><text:bookmark text:name="line-87"/><text:bookmark text:name="line-86"/><text:bookmark text:name="line-85"/><text:bookmark text:name="line-84"/><text:bookmark text:name="line-83"/><text:bookmark text:name="line-82"/><text:bookmark text:name="line-811"/><text:bookmark text:name="line-80"/><text:bookmark text:name="line-79"/><text:bookmark text:name="line-78"/><text:bookmark text:name="line-77"/><text:bookmark text:name="line-76"/><text:bookmark text:name="line-75"/><text:bookmark text:name="line-74"/><text:bookmark text:name="line-73"/><text:bookmark text:name="line-72"/><text:bookmark text:name="line-711"/><text:bookmark text:name="line-70"/><text:span text:style-name="T6">tion 5 - Improving the index</text:span>: The current index includes a URL in the list of URLs <text:s/>for a <text:tab/>keyword multiple times if the keyword appears<text:bookmark text:name="line-3-2"/> on that page more than once.<text:bookmark text:name="line-5-2"/> It might be <text:tab/>better to only include the same URL<text:bookmark text:name="line-6-2"/> once in the URL list for a keyword, even if it appears</text:p>
      <text:p text:style-name="Standard"><text:bookmark text:name="line-7-2"/><text:tab/>many times.</text:p>
      <text:p text:style-name="Standard"><text:bookmark text:name="line-8-2"/></text:p>
      <text:p text:style-name="Standard"><text:bookmark text:name="line-9-2"/><text:tab/>Modify add_to_index so that a given URL is only<text:bookmark text:name="line-10-1"/> included once in the URL list for a <text:tab/>keyword,<text:bookmark text:name="line-11-1"/> no matter how many times that keyword appears.</text:p>
      <text:p text:style-name="Preformatted_20_Text"/>
      <text:p text:style-name="Preformatted_20_Text"><text:bookmark text:name="line-13-1"/>def add_to_index(index, keyword, url):</text:p>
      <text:p text:style-name="Preformatted_20_Text"><text:bookmark text:name="line-1410"/><text:s text:c="4"/>for entry in index:</text:p>
      <text:p text:style-name="Preformatted_20_Text"><text:bookmark text:name="line-1510"/><text:s text:c="8"/>if entry[0] == keyword:</text:p>
      <text:p text:style-name="Preformatted_20_Text"><text:bookmark text:name="line-1610"/><text:s text:c="11"/><text:span text:style-name="T8"><text:s/>if url not in entry[1]:</text:span></text:p>
      <text:p text:style-name="Preformatted_20_Text"><text:tab/><text:tab/><text:tab/>entry[1].append(url)</text:p>
      <text:p text:style-name="Preformatted_20_Text"><text:bookmark text:name="line-173"/><text:s text:c="6"/><text:tab/>return</text:p>
      <text:p text:style-name="Preformatted_20_Text"><text:bookmark text:name="line-181"/><text:s text:c="4"/><text:span text:style-name="T7"># not found, add new keyword to index</text:span></text:p>
      <text:p text:style-name="Preformatted_20_Text"><text:bookmark text:name="line-191"/><text:s text:c="4"/>index.append([keyword, [url]])</text:p>
      <text:p text:style-name="Preformatted_20_Text"/>
      <text:p text:style-name="P20"><text:bookmark text:name="line-201"/>&gt; remember, index is a list of list items, each of which is made up of a keyword and a list of <text:tab/>associated URLs – so what we want to do here is make sure that no URL is added to index <text:tab/>more than one time; so look to see whether the URL is already in the list at position[1] for <text:tab/>any list-element where position[0] matches the keyword</text:p>
      <text:p text:style-name="Preformatted_20_Text"><text:bookmark text:name="line-791"/><text:s text:c="5"/></text:p>
      <text:p text:style-name="Preformatted_20_Text"/>
      <text:p text:style-name="Standard"><text:bookmark text:name="Question_6_.2BIBM_Counting_Clicks_.282_Gold_Stars.29"/><text:bookmark text:name="line-422"/><text:span text:style-name="T6">Question 6 – Counting Clicks</text:span><text:span text:style-name="T17"> </text:span>(2 Gold Stars)<text:bookmark text:name="line-3-11"/>: One way search engines rank pages<text:bookmark text:name="line-4-11"/> is to count the <text:tab/>number of times a searcher clicks on a returned link.<text:bookmark text:name="line-6-11"/> This indicates that the person doing</text:p>
      <text:p text:style-name="Standard"><text:bookmark text:name="line-7-11"/><text:tab/>the query thought this was a useful<text:bookmark text:name="line-8-11"/> link for the query, so it should be<text:bookmark text:name="line-9-11"/> higher in the rankings <text:tab/>next time. (In Unit 6, we will look at a different way of ranking pages that does not depend</text:p>
      <text:p text:style-name="Standard"><text:bookmark text:name="line-13-11"/><text:tab/>on user clicks.)</text:p>
      <text:p text:style-name="Standard"><text:bookmark text:name="line-14-1"/></text:p>
      <text:p text:style-name="Standard"><text:bookmark text:name="line-15-1"/><text:tab/>Modify the index such that for each URL in a<text:bookmark text:name="line-16-1"/> list for a keyword, there is also a number that <text:tab/>counts the number of times a user<text:bookmark text:name="line-18-1"/> clicks on that link for this keyword.</text:p>
      <text:p text:style-name="Standard"><text:bookmark text:name="line-19-1"/></text:p>
      <text:p text:style-name="Standard"><text:bookmark text:name="line-20-1"/><text:tab/>The result of lookup(index,keyword) should<text:bookmark text:name="line-21-1"/> now be a list of URL entries, where each URL</text:p>
      <text:p text:style-name="Standard"><text:bookmark text:name="line-22-1"/><text:tab/>entry is a list of a URL and a number<text:bookmark text:name="line-23-1"/> indicating the number of times that URL was clicked <text:tab/>for this query keyword.</text:p>
      <text:p text:style-name="Standard"><text:bookmark text:name="line-25-1"/></text:p>
      <text:p text:style-name="Standard"><text:bookmark text:name="line-26-1"/><text:tab/>You should define a new procedure to simulate<text:bookmark text:name="line-27-1"/> user clicks for a given link:</text:p>
      <text:p text:style-name="Preformatted_20_Text"><text:bookmark text:name="line-28-1"/></text:p>
      <text:p text:style-name="Preformatted_20_Text"><text:bookmark text:name="line-29-1"/><text:tab/># record_user_click(index,word,url)</text:p>
      <text:p text:style-name="Preformatted_20_Text"><text:bookmark text:name="line-30-1"/></text:p>
      <text:p text:style-name="Standard"><text:bookmark text:name="line-31-1"/><text:tab/>that modifies the entry in the index for<text:bookmark text:name="line-32-1"/> the input word by increasing the count associated</text:p>
      <text:p text:style-name="Standard"><text:bookmark text:name="line-33-1"/><text:tab/>with the URL by 1.</text:p>
      <text:p text:style-name="Standard"><text:bookmark text:name="line-343"/></text:p>
      <text:p text:style-name="Standard"><text:bookmark text:name="line-353"/><text:tab/>You also will have to modify add_to_index<text:bookmark text:name="line-363"/> in order to correctly create the new data</text:p>
      <text:p text:style-name="Standard"><text:bookmark text:name="line-373"/><text:tab/>structure.</text:p>
      <text:p text:style-name="Preformatted_20_Text">OK – FIRST, ADD_TO_INDEX</text:p>
      <text:p text:style-name="Preformatted_20_Text"/>
      <text:p text:style-name="Preformatted_20_Text">def add_to_index(index, keyword, url):</text:p>
      <text:p text:style-name="Preformatted_20_Text"><text:bookmark text:name="line-14101"/><text:s text:c="4"/>for entry in index:</text:p>
      <text:p text:style-name="Preformatted_20_Text"><text:bookmark text:name="line-15101"/><text:s text:c="8"/>if entry[0] == keyword:</text:p>
      <text:p text:style-name="Preformatted_20_Text"><text:bookmark text:name="line-16101"/><text:s text:c="11"/><text:span text:style-name="T16"><text:s/>if url not in entry[1]:</text:span><text:span text:style-name="T16"><office:annotation><dc:creator>Unknown Author</dc:creator><dc:date>2012-06-28T14:41:29.82</dc:date><text:p text:style-name="P25"><text:span text:style-name="T18">Included non-duplicate URL step</text:span></text:p></office:annotation></text:span></text:p>
      <text:p text:style-name="Preformatted_20_Text"><text:tab/><text:tab/><text:tab/>entry[1].append([url,0])<text:span text:style-name="T7">#line should give back [url, [0]]</text:span></text:p>
      <text:p text:style-name="Preformatted_20_Text"><text:bookmark text:name="line-1731"/><text:s text:c="6"/><text:tab/>return</text:p>
      <text:p text:style-name="Preformatted_20_Text"><text:s text:c="4"/>index.append([keyword, [url,0]])<text:span text:style-name="T7">#adds 0 if URL is new</text:span></text:p>
      <text:p text:style-name="P21"/>
      <text:p text:style-name="P21"/>
      <text:p text:style-name="P21"/>
      <text:p text:style-name="Preformatted_20_Text"><text:bookmark text:name="line-403"/><text:soft-page-break/>def record_user_click(index,keyword,url):</text:p>
      <text:p text:style-name="Preformatted_20_Text"><text:tab/></text:p>
      <text:p text:style-name="Preformatted_20_Text"/>
      <text:p text:style-name="Preformatted_20_Text"><text:tab/>for entry in index: </text:p>
      <text:p text:style-name="Preformatted_20_Text"><text:span text:style-name="T7"><text:tab/><text:tab/></text:span><text:span text:style-name="T13">if keyword == entry[0]:</text:span></text:p>
      <text:p text:style-name="Preformatted_20_Text"><text:span text:style-name="T7"><text:tab/><text:tab/><text:tab/></text:span><text:span text:style-name="T13">for item in entry[1]:</text:span></text:p>
      <text:p text:style-name="Preformatted_20_Text"><text:span text:style-name="T7"><text:tab/><text:tab/><text:tab/><text:tab/></text:span><text:span text:style-name="T13">if url == item[0]:</text:span></text:p>
      <text:p text:style-name="P22"><text:tab/><text:tab/><text:tab/><text:tab/><text:tab/>item[-1] = item[-1]+1</text:p>
      <text:p text:style-name="P21"/>
      <text:p text:style-name="Preformatted_20_Text">def record_user_click(index,keyword,url):</text:p>
      <text:p text:style-name="Preformatted_20_Text"><text:tab/><text:span text:style-name="T7">#Again, index is a list of lists, [[keyword, [[URL^1,0], [URL^2,0]]], <text:tab/>#[keyword, [[URL^3,0], [URL^4,0], [URL^1,0]]], keyword . . .] </text:span></text:p>
      <text:p text:style-name="Preformatted_20_Text"><text:tab/></text:p>
      <text:p text:style-name="Preformatted_20_Text"/>
      <text:p text:style-name="Preformatted_20_Text"><text:tab/>for entry in index: <text:span text:style-name="T7">#for each [keyword, [[URL^1,0] [URL^2,0] <text:s/>. . . ]] </text:span></text:p>
      <text:p text:style-name="Preformatted_20_Text"><text:span text:style-name="T7"><text:tab/><text:tab/></text:span><text:span text:style-name="T13">if keyword == entry[0]: </text:span><text:span text:style-name="T7"># we only want to look at the entry for the <text:tab/><text:tab/><text:tab/><text:tab/>#input keyword – no point in looking at anything else</text:span></text:p>
      <text:p text:style-name="Preformatted_20_Text"><text:span text:style-name="T7"><text:tab/><text:tab/><text:tab/></text:span><text:span text:style-name="T13">for item in entry[1]: </text:span><text:span text:style-name="T7">#for each url &amp; click-number in the <text:tab/><text:tab/><text:tab/><text:tab/><text:tab/>#list-element we're calling entry – so in comment above, <text:tab/><text:tab/><text:tab/><text:tab/>#for[URL^1,0] and [URL^2,0]</text:span></text:p>
      <text:p text:style-name="Preformatted_20_Text"><text:span text:style-name="T7"><text:tab/><text:tab/><text:tab/><text:tab/></text:span><text:span text:style-name="T13">if url == item[0]: </text:span><text:span text:style-name="T7">#if the url in the input is the same <text:tab/><text:tab/><text:tab/><text:tab/><text:tab/># as the URL – the first component – in the list-</text:span></text:p>
      <text:p text:style-name="P21"><text:tab/><text:tab/><text:tab/><text:tab/><text:tab/># element</text:p>
      <text:p text:style-name="Preformatted_20_Text"><text:span text:style-name="T13"><text:tab/><text:tab/><text:tab/><text:tab/><text:tab/>item[-1] = item[-1]+1 </text:span><text:span text:style-name="T7">#increase the number after <text:tab/><text:tab/><text:tab/><text:tab/><text:tab/><text:tab/>#the URL – the click count – by one</text:span></text:p>
      <text:p text:style-name="P21"/>
      <text:p text:style-name="Preformatted_20_Text"><text:tab/><text:tab/><text:tab/></text:p>
      <text:p text:style-name="Preformatted_20_Text"><text:tab/><text:tab/></text:p>
      <text:p text:style-name="Preformatted_20_Text">FINISHED VERSION</text:p>
      <text:p text:style-name="P16">def add_to_index(index, keyword, url):</text:p>
      <text:p text:style-name="P16"><text:s text:c="4"/>for entry in index:</text:p>
      <text:p text:style-name="P16"><text:s text:c="8"/>if entry[0] == keyword:</text:p>
      <text:p text:style-name="P16"><text:s text:c="12"/>for element in entry[1]<office:annotation><dc:creator>Unknown Author</dc:creator><dc:date>2012-07-01T18:01:37.09</dc:date><text:p text:style-name="P24"><text:span text:style-name="T19">Note how this has been changed from “if url not in entry” <text:s/>– old version (above), went for, if , if – this version goes for, if, for, if</text:span></text:p></office:annotation>:</text:p>
      <text:p text:style-name="P16"><text:s text:c="16"/>if element[0] == url:</text:p>
      <text:p text:style-name="P16"><text:s text:c="20"/>return</text:p>
      <text:p text:style-name="P16"><text:s text:c="12"/>entry[1].append([url,0])</text:p>
      <text:p text:style-name="P16"><text:s text:c="12"/>return</text:p>
      <text:p text:style-name="P16"><text:s text:c="4"/># not found, add new keyword to index</text:p>
      <text:p text:style-name="P16"><text:s text:c="4"/>index.append([keyword, [[url,0]]])</text:p>
      <text:p text:style-name="P15"/>
      <text:p text:style-name="P15"/>
      <text:p text:style-name="P15">def record_user_click(index,keyword,url):</text:p>
      <text:p text:style-name="P15"><text:s text:c="4"/>for entry in index: </text:p>
      <text:p text:style-name="P15"><text:s text:c="8"/>if keyword == entry[0]:</text:p>
      <text:p text:style-name="P15"><text:s text:c="12"/>for item in entry[1]:</text:p>
      <text:p text:style-name="P15"><text:s text:c="16"/>if url == item[0]:</text:p>
      <text:p text:style-name="P15"><text:s text:c="20"/>item[-1] = item[-1]+1</text:p>
      <text:p text:style-name="Preformatted_20_Text"/>
      <text:p text:style-name="Preformatted_20_Text"><text:bookmark text:name="line-415"/></text:p>
      <text:p text:style-name="Preformatted_20_Text"><text:bookmark text:name="line-423"/></text:p>
      <text:p text:style-name="Preformatted_20_Text"/>
      <text:p text:style-name="Preformatted_20_Text"><text:bookmark text:name="line-615"/></text:p>
      <text:p text:style-name="Preformatted_20_Text"/>
      <text:p text:style-name="Preformatted_20_Text"><text:bookmark text:name="line-933"/><text:s/></text:p>
      <text:p text:style-name="Preformatted_20_Text"><text:bookmark text:name="line-1003"/><text:s/></text:p>
      <text:p text:style-name="Standard"><text:span text:style-name="T11">Question 7 - Time spent at routers</text:span><text:bookmark text:name="line-179"/><text:bookmark text:name="line-178"/>: Traceroute shows that the round-trip time from Birmingham, <text:tab/>England, <text:s/>to Sundsvall, Sweden, takes 75 milliseconds. The one-way distance from <text:tab/>Birmingham to Sundsvall is 2500 km. The speed of light in optical fiber is 200,000 km/s <text:tab/>(speed of data <text:tab/>between the routers) What is the total time spent at the routers? <text:bookmark text:name="line-187"/><text:bookmark text:name="line-186"/></text:p>
      <text:p text:style-name="Standard"><text:bookmark text:name="line-1-7"/><text:bookmark text:name="line-189"/><text:bookmark text:name="line-188"/><text:soft-page-break/><text:tab/><text:tab/>_____ ms</text:p>
      <text:p text:style-name="Standard"><text:tab/><text:tab/>(There are 1,000 milliseconds in 1 second) </text:p>
      <text:p text:style-name="Standard"/>
      <text:p text:style-name="Standard">round_trip_time = 75ms = 0.075s</text:p>
      <text:p text:style-name="Standard">distance = 2500km</text:p>
      <text:p text:style-name="Standard">speed_of_light = 200000km/s</text:p>
      <text:p text:style-name="Standard"/>
      <text:p text:style-name="Standard">total_distance = 2 x distance = 5000km</text:p>
      <text:p text:style-name="Standard"/>
      <text:p text:style-name="Standard">travel_time = total_distance / speed_of_light</text:p>
      <text:p text:style-name="Standard"><text:tab/>= 5000/200000</text:p>
      <text:p text:style-name="Standard"><text:tab/>=0.025s</text:p>
      <text:p text:style-name="Standard"/>
      <text:p text:style-name="Standard">router_time = round_trip_time – travel_time</text:p>
      <text:p text:style-name="Standard"><text:tab/>= 0.075 – 0.025</text:p>
      <text:p text:style-name="Standard"><text:tab/>= 0.5s</text:p>
      <text:p text:style-name="Standard"><text:tab/>= 50ms</text:p>
      <text:p text:style-name="Standard"/>
      <text:p text:style-name="Standard"/>
      <text:p text:style-name="Standard"/>
      <text:p text:style-name="Standard"/>
      <text:p text:style-name="P3">UNIT 4 EXTRA PRACTICE<text:span text:style-name="T3"> – </text:span><text:span text:style-name="T10">four additional questions</text:span></text:p>
      <text:p text:style-name="P3"/>
      <text:p text:style-name="Standard"><text:span text:style-name="T5">Question 1: Word Count </text:span><text:span text:style-name="T2">–</text:span><text:span text:style-name="T1"> Write</text:span> a procedure, count_words, which takes as input a string and <text:tab/>returns the number of words in the string. You may consider words as strings of characters <text:tab/>separated by spaces.</text:p>
      <text:p text:style-name="Standard"/>
      <text:p text:style-name="Standard"><text:tab/>def count_words(passage):</text:p>
      <text:p text:style-name="Standard"><text:tab/><text:tab/>list = passage.split()</text:p>
      <text:p text:style-name="Standard"><text:tab/><text:tab/>word_count=len(list)</text:p>
      <text:p text:style-name="Standard"><text:tab/><text:tab/>return word_count</text:p>
      <text:p text:style-name="Standard"/>
      <text:p text:style-name="Standard"><text:tab/>passage =("The number of orderings of the 52 cards in a deck of cards "</text:p>
      <text:p text:style-name="Standard"><text:tab/>"is so great that if every one of the almost 7 billion people alive "</text:p>
      <text:p text:style-name="Standard"><text:tab/>"today dealt one ordering of the cards per second, it would take "</text:p>
      <text:p text:style-name="Standard"><text:tab/>"2.5 * 10**40 times the age of the universe to order the cards in every "</text:p>
      <text:p text:style-name="Standard"><text:tab/>"possible way.")</text:p>
      <text:p text:style-name="Standard"><text:tab/>print count_words(passage)</text:p>
      <text:p text:style-name="Standard"><text:tab/>#&gt;&gt;&gt;56</text:p>
      <text:p text:style-name="Standard"/>
      <text:p text:style-name="Standard"><text:span text:style-name="T5">Question 2: Latency </text:span><text:span text:style-name="T2"><text:s/></text:span><text:span text:style-name="T1">– Write</text:span> a procedure, speed_fraction, which takes as its inputs the result of</text:p>
      <text:p text:style-name="Standard"><text:tab/>a traceroute (in ms) and distance (in km) between two points. It should return the speed the <text:tab/>data travels as a decimal fraction of the speed of light.</text:p>
      <text:p text:style-name="Standard"/>
      <text:p text:style-name="Standard"><text:tab/>speed_of_light = 300000.0 <text:span text:style-name="T7"># km per second</text:span></text:p>
      <text:p text:style-name="Standard"><text:tab/>def speed_fraction(trace_time, distance):</text:p>
      <text:p text:style-name="Standard"><text:tab/><text:tab/>round_trip_distance = distance*2</text:p>
      <text:p text:style-name="Standard"><text:s text:c="3"/><text:tab/><text:tab/>time_in_seconds = trace_time/1000.0</text:p>
      <text:p text:style-name="Standard"><text:tab/><text:tab/>light_time = round_trip_distance/speed_of_light</text:p>
      <text:p text:style-name="Standard"><text:s text:c="4"/><text:tab/><text:tab/>data_relative_to_light = light_time/time_in_seconds</text:p>
      <text:p text:style-name="Standard"><text:tab/><text:tab/>return data_relative_to_light</text:p>
      <text:p text:style-name="Standard"/>
      <text:p text:style-name="Standard"><text:soft-page-break/>print speed_fraction(50,5000)</text:p>
      <text:p text:style-name="Standard">#&gt;&gt;&gt; 0.666666666667</text:p>
      <text:p text:style-name="Standard">print speed_fraction(50,10000)</text:p>
      <text:p text:style-name="Standard">#&gt;&gt;&gt; 1.33333333333 <text:s/># Any thoughts about this answer, or these inputs?<office:annotation><dc:creator>Unknown Author</dc:creator><dc:date>2012-06-26T21:14:14.85</dc:date><text:p text:style-name="P25"><text:span text:style-name="T18">This answer looks like it's supposed to be faster than the speed of light . . . . </text:span></text:p></office:annotation></text:p>
      <text:p text:style-name="Standard"/>
      <text:p text:style-name="P2"><text:span text:style-name="T9">Question 3: Convert Seconds </text:span><text:span text:style-name="T1"><text:s/>– Write a procedure, convert_seconds, which takes as input a non-<text:tab/>negative number of seconds and returns a string of the form '&lt;integer&gt; hours, &lt;integer&gt; <text:tab/>minutes, &lt;number&gt; seconds' but where if &lt;integer&gt; is 1 for the number of hours or minutes, <text:tab/>then it should be hour/minute. Further, &lt;number&gt; may be an integer or decimal, and if it is <text:tab/>1, then it should be followed by second. You might need to use int() to turn a decimal into a <text:tab/>float depending on how you code this. int(3.0) gives 3</text:span></text:p>
      <text:p text:style-name="P4"><text:tab/><text:tab/>def convert_seconds(input):</text:p>
      <text:p text:style-name="P4"><text:s text:c="4"/><text:tab/><text:tab/><text:tab/>data1= input/60 <text:s text:c="3"/></text:p>
      <text:p text:style-name="P4"><text:s text:c="4"/><text:tab/><text:tab/><text:tab/>hours = int(data1/60)</text:p>
      <text:p text:style-name="P4"><text:s text:c="4"/><text:tab/><text:tab/><text:tab/>minutes = int(data1%60)</text:p>
      <text:p text:style-name="P4"><text:s text:c="4"/><text:tab/><text:tab/><text:tab/>seconds = input%60</text:p>
      <text:p text:style-name="P4"><text:s text:c="4"/><text:tab/><text:tab/><text:tab/>#print seconds<office:annotation><dc:creator>Unknown Author</dc:creator><dc:date>2012-06-27T12:26:21.87</dc:date><text:p text:style-name="P25"><text:span text:style-name="T18">This line, even commented out, forces the procedure to return the seconds rounded to one decimal place – i.e., for 7261.7, you get 1.7 seconds (w/o the print command, you get 1.699999999999818) – BUT THEN AFTER I DELETED THIS LINE FROM THE CODE TO CHECK THIS, IT KEPT GIVING 1.7, EVEN THOUGH THE VERY SAME CODE PREVIOUSLY GAVE THE UNROUNDED NUMBER – see screencap on desktop</text:span></text:p></office:annotation></text:p>
      <text:p text:style-name="P4"/>
      <text:p text:style-name="P4"><text:s text:c="4"/><text:tab/><text:tab/><text:tab/>time = str(hours)</text:p>
      <text:p text:style-name="P4"><text:s/><text:tab/><text:tab/><text:tab/>if <text:s/>hours == 1: </text:p>
      <text:p text:style-name="P4"><text:s text:c="7"/><text:tab/><text:tab/><text:tab/><text:tab/>time += ' hour, '<office:annotation><dc:creator>Unknown Author</dc:creator><dc:date>2012-06-27T16:58:52.87</dc:date><text:p text:style-name="P25"><text:span text:style-name="T18">Watch out for curly quotes when not using Courier – they were causing syntax errors here in Python interpreter</text:span></text:p></office:annotation></text:p>
      <text:p text:style-name="P4"><text:s text:c="4"/><text:tab/><text:tab/><text:tab/>else: </text:p>
      <text:p text:style-name="P4"><text:s text:c="8"/><text:tab/><text:tab/><text:tab/><text:tab/>time += ' hours, '</text:p>
      <text:p text:style-name="P4"><text:tab/></text:p>
      <text:p text:style-name="P4"><text:s text:c="4"/><text:tab/><text:tab/><text:tab/>time += str(minutes)</text:p>
      <text:p text:style-name="P4"><text:s text:c="4"/><text:tab/><text:tab/><text:tab/>if minutes == 1:</text:p>
      <text:p text:style-name="P4"><text:s text:c="8"/><text:tab/><text:tab/><text:tab/><text:tab/>time += ' minute, '</text:p>
      <text:p text:style-name="P4"><text:s text:c="4"/><text:tab/><text:tab/><text:tab/>else:</text:p>
      <text:p text:style-name="P4"><text:s text:c="8"/><text:tab/><text:tab/><text:tab/><text:tab/>time += ' minutes, '</text:p>
      <text:p text:style-name="P4"><text:s text:c="8"/></text:p>
      <text:p text:style-name="P4"><text:s text:c="4"/><text:tab/><text:tab/><text:tab/>time+= str(seconds)</text:p>
      <text:p text:style-name="P4"><text:s text:c="4"/><text:tab/><text:tab/><text:tab/>if seconds == 1:</text:p>
      <text:p text:style-name="P4"><text:s text:c="7"/><text:tab/><text:tab/><text:tab/><text:tab/>time += ' second'</text:p>
      <text:p text:style-name="P4"><text:s text:c="4"/><text:tab/><text:tab/><text:tab/>else: </text:p>
      <text:p text:style-name="P4"><text:s text:c="8"/><text:tab/><text:tab/><text:tab/><text:tab/>time += ' seconds'</text:p>
      <text:p text:style-name="P4"><text:s text:c="4"/><text:tab/><text:tab/><text:tab/>return time</text:p>
      <text:p text:style-name="P4"/>
      <text:p text:style-name="P4">print convert_seconds(3661)</text:p>
      <text:p text:style-name="P4">#&gt;&gt;&gt; 1 hour, 1 minute, 1 second</text:p>
      <text:p text:style-name="P4"/>
      <text:p text:style-name="P4">print convert_seconds(7325)</text:p>
      <text:p text:style-name="P4">#&gt;&gt;&gt; 2 hours, 2 minutes, 5 seconds</text:p>
      <text:p text:style-name="P4"/>
      <text:p text:style-name="P4">print convert_seconds(7261.7)</text:p>
      <text:p text:style-name="P4">#&gt;&gt;&gt; 2 hours, 1 minute, 1.7 seconds</text:p>
      <text:p text:style-name="P4"/>
      <text:p text:style-name="P2"><text:span text:style-name="T9">Question 4: Download Calculator</text:span><text:span text:style-name="T3"> – Write</text:span><text:span text:style-name="T1"> a procedure download_time which takes as inputs a file <text:tab/>size, the units that file size is given in, bandwidth and the units for bandwidth and returns the <text:tab/>time taken to download the file. Your answer should be a string in the form "&lt;number&gt; <text:tab/>hours, &lt;number&gt; minutes, &lt;number&gt; seconds"</text:span></text:p>
      <text:p text:style-name="P4"><text:tab/><text:tab/>Some information you might find useful is the number of bits in kilobits (kb), <text:tab/>kilobytes (kB), megabits (Mb), megabytes (MB),gigabits (Gb), gigabytes (GB) and terabits <text:soft-page-break/><text:tab/>(Tb), terabytes (TB).</text:p>
      <text:p text:style-name="P4"/>
      <text:p text:style-name="P4">#print 2 ** 10 <text:s text:c="5"/># one kilobit, kb</text:p>
      <text:p text:style-name="P4">#print 2 ** 10 * 8 <text:s/># one kilobyte, kB</text:p>
      <text:p text:style-name="P4"/>
      <text:p text:style-name="P4">#print 2 ** 20 <text:s text:c="5"/># one megabit, Mb</text:p>
      <text:p text:style-name="P4">#print 2 ** 20 * 8 <text:s/># one megabyte, MB</text:p>
      <text:p text:style-name="P4"/>
      <text:p text:style-name="P4">#print 2 ** 30 <text:s text:c="5"/># one gigabit, Gb</text:p>
      <text:p text:style-name="P4">#print 2 ** 30 * 8 <text:s/># one gigabyte, GB</text:p>
      <text:p text:style-name="P4"/>
      <text:p text:style-name="P4">#print 2 ** 40 <text:s text:c="5"/># one terabit, Tb</text:p>
      <text:p text:style-name="P4">#print 2 ** 40 * 8 <text:s/># one terabyte, TB</text:p>
      <text:p text:style-name="P4"/>
      <text:p text:style-name="P4"># Often bandwidth is given in megabits (Mb) whereas file size is given in</text:p>
      <text:p text:style-name="P4"># megabytes (MB).</text:p>
      <text:p text:style-name="P4"/>
      <text:p text:style-name="P7"><text:span text:style-name="Source_20_Text"><text:span text:style-name="T14">def convert_seconds(input):</text:span></text:span></text:p>
      <text:p text:style-name="P7"><text:span text:style-name="Source_20_Text"><text:span text:style-name="T14"><text:s text:c="4"/>data1= input/60 <text:s text:c="3"/></text:span></text:span></text:p>
      <text:p text:style-name="P7"><text:span text:style-name="Source_20_Text"><text:span text:style-name="T14"><text:s text:c="4"/>hours = int(data1/60)</text:span></text:span></text:p>
      <text:p text:style-name="P7"><text:span text:style-name="Source_20_Text"><text:span text:style-name="T14"><text:s text:c="4"/>minutes = int(data1%60)</text:span></text:span></text:p>
      <text:p text:style-name="P7"><text:span text:style-name="Source_20_Text"><text:span text:style-name="T14"><text:s text:c="4"/>seconds = input%60</text:span></text:span></text:p>
      <text:p text:style-name="P7"><text:span text:style-name="Source_20_Text"><text:span text:style-name="T14"/></text:span></text:p>
      <text:p text:style-name="P7"><text:span text:style-name="Source_20_Text"><text:span text:style-name="T14"><text:s text:c="4"/>time = str(hours)</text:span></text:span></text:p>
      <text:p text:style-name="P7"><text:span text:style-name="Source_20_Text"><text:span text:style-name="T14"><text:s text:c="4"/>if <text:s/>hours == 1: </text:span></text:span></text:p>
      <text:p text:style-name="P7"><text:span text:style-name="Source_20_Text"><text:span text:style-name="T14"><text:s text:c="8"/>time += ' hour, '</text:span></text:span></text:p>
      <text:p text:style-name="P7"><text:span text:style-name="Source_20_Text"><text:span text:style-name="T14"><text:s text:c="4"/>else: </text:span></text:span></text:p>
      <text:p text:style-name="P7"><text:span text:style-name="Source_20_Text"><text:span text:style-name="T14"><text:s text:c="8"/>time += ' hours, '</text:span></text:span></text:p>
      <text:p text:style-name="P7"><text:span text:style-name="Source_20_Text"><text:span text:style-name="T14"><text:tab/></text:span></text:span></text:p>
      <text:p text:style-name="P7"><text:span text:style-name="Source_20_Text"><text:span text:style-name="T14"><text:s text:c="4"/>time += str(minutes)</text:span></text:span></text:p>
      <text:p text:style-name="P7"><text:span text:style-name="Source_20_Text"><text:span text:style-name="T14"><text:s text:c="4"/>if minutes == 1:</text:span></text:span></text:p>
      <text:p text:style-name="P7"><text:span text:style-name="Source_20_Text"><text:span text:style-name="T14"><text:s text:c="8"/>time += ' minute, '</text:span></text:span></text:p>
      <text:p text:style-name="P7"><text:span text:style-name="Source_20_Text"><text:span text:style-name="T14"><text:s text:c="4"/>else:</text:span></text:span></text:p>
      <text:p text:style-name="P7"><text:span text:style-name="Source_20_Text"><text:span text:style-name="T14"><text:s text:c="8"/>time += ' minutes, '</text:span></text:span></text:p>
      <text:p text:style-name="P7"><text:span text:style-name="Source_20_Text"><text:span text:style-name="T14"><text:s text:c="8"/></text:span></text:span></text:p>
      <text:p text:style-name="P7"><text:span text:style-name="Source_20_Text"><text:span text:style-name="T14"><text:s text:c="4"/>time+= str(seconds)</text:span></text:span></text:p>
      <text:p text:style-name="P7"><text:span text:style-name="Source_20_Text"><text:span text:style-name="T14"><text:s text:c="4"/>if seconds == 1:</text:span></text:span></text:p>
      <text:p text:style-name="P7"><text:span text:style-name="Source_20_Text"><text:span text:style-name="T14"><text:s text:c="8"/>time += ' second'</text:span></text:span></text:p>
      <text:p text:style-name="P7"><text:span text:style-name="Source_20_Text"><text:span text:style-name="T14"><text:s text:c="4"/>else: </text:span></text:span></text:p>
      <text:p text:style-name="P7"><text:span text:style-name="Source_20_Text"><text:span text:style-name="T14"><text:s text:c="8"/>time += ' seconds'</text:span></text:span></text:p>
      <text:p text:style-name="P7"><text:span text:style-name="Source_20_Text"><text:span text:style-name="T14"><text:s text:c="4"/>return time</text:span></text:span></text:p>
      <text:p text:style-name="P7"><text:span text:style-name="Source_20_Text"><text:span text:style-name="T14"><text:tab/></text:span></text:span></text:p>
      <text:p text:style-name="P7"><text:span text:style-name="Source_20_Text"><text:span text:style-name="T14"/></text:span></text:p>
      <text:p text:style-name="P7"><text:span text:style-name="Source_20_Text"><text:span text:style-name="T14">def download_time(file_size, file_units, bandwidth, bandwidth_units):</text:span></text:span></text:p>
      <text:p text:style-name="P7"><text:span text:style-name="Source_20_Text"><text:span text:style-name="T14"><text:s text:c="4"/>units_conversion_list = [["kb", 2 ** 10], ["kB", 2 ** 10 * 8],</text:span></text:span><text:span text:style-name="Source_20_Text"><text:span text:style-name="T14">["Mb",2 ** 20], ["MB", 2 ** 20 * 8],["Gb", 2 ** 30 ], ["GB", 2**30 * 8], ["Tb", 2 ** 40 ], ["TB", 2 ** 40 * 8]]</text:span></text:span></text:p>
      <text:p text:style-name="P7"><text:span text:style-name="Source_20_Text"><text:span text:style-name="T14"><text:s text:c="4"/>file_size_bits = 0</text:span></text:span></text:p>
      <text:p text:style-name="P7"><text:span text:style-name="Source_20_Text"><text:span text:style-name="T14"><text:s text:c="4"/>bandwidth_size_bits = 0</text:span></text:span></text:p>
      <text:p text:style-name="P7"><text:span text:style-name="Source_20_Text"><text:span text:style-name="T14"><text:s text:c="4"/>time_seconds = 0</text:span></text:span></text:p>
      <text:p text:style-name="P7"><text:span text:style-name="Source_20_Text"><text:span text:style-name="T14"><text:s text:c="4"/>for entry in units_conversion_list:</text:span></text:span></text:p>
      <text:p text:style-name="P7"><text:span text:style-name="Source_20_Text"><text:span text:style-name="T14"><text:s text:c="8"/>if entry[0] == file_units:</text:span></text:span></text:p>
      <text:p text:style-name="P7"><text:soft-page-break/><text:span text:style-name="Source_20_Text"><text:span text:style-name="T14"><text:s text:c="12"/>file_size_bits = file_size * entry[1]</text:span></text:span></text:p>
      <text:p text:style-name="P7"><text:span text:style-name="Source_20_Text"><text:span text:style-name="T14"><text:s text:c="8"/>if entry[0] == bandwidth_units:</text:span></text:span></text:p>
      <text:p text:style-name="P7"><text:span text:style-name="Source_20_Text"><text:span text:style-name="T14"><text:s text:c="12"/>bandwidth_size_bits = bandwidth * entry[1]</text:span></text:span></text:p>
      <text:p text:style-name="P7"><text:span text:style-name="Source_20_Text"><text:span text:style-name="T14"><text:s text:c="8"/>if file_size_bits&gt;0 and bandwidth_size_bits&gt;0:</text:span></text:span></text:p>
      <text:p text:style-name="P7"><text:span text:style-name="Source_20_Text"><text:span text:style-name="T14"><text:s text:c="12"/>break</text:span></text:span></text:p>
      <text:p text:style-name="P7"><text:span text:style-name="Source_20_Text"><text:span text:style-name="T14"><text:s text:c="4"/>time_seconds = (1.0 *file_size_bits) / (1.0 * bandwidth_size_bits)</text:span></text:span></text:p>
      <text:p text:style-name="P7"><text:span text:style-name="Source_20_Text"><text:span text:style-name="T14">#multiplied 1.0 to account for cases when either the bandwidth or #file size are not integers</text:span></text:span></text:p>
      <text:p text:style-name="P7"><text:span text:style-name="Source_20_Text"><text:span text:style-name="T14"><text:s text:c="4"/>return convert_seconds(time_seconds)</text:span></text:span></text:p>
      <text:p text:style-name="P8"/>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6-26T18:16:00.47</meta:creation-date>
    <meta:generator>OpenOffice.org/3.3$Win32 OpenOffice.org_project/330m20$Build-9567</meta:generator>
    <dc:date>2012-07-01T18:03:09.89</dc:date>
    <meta:editing-duration>PT23H14M10S</meta:editing-duration>
    <meta:editing-cycles>71</meta:editing-cycles>
    <meta:document-statistic meta:table-count="0" meta:image-count="0" meta:object-count="0" meta:page-count="9" meta:paragraph-count="304" meta:word-count="2527" meta:character-count="16443"/>
  </office:meta>
</office:document-meta>
</file>